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43429" calcext:value-type="float">
            <text:p>0.02434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429" calcext:value-type="float">
            <text:p>2.43429E-05</text:p>
          </table:table-cell>
          <table:table-cell office:value-type="float" office:value="0.000021226" calcext:value-type="float">
            <text:p>2.1226E-05</text:p>
          </table:table-cell>
          <table:table-cell office:value-type="float" office:value="0.000142599" calcext:value-type="float">
            <text:p>0.000142599</text:p>
          </table:table-cell>
          <table:table-cell office:value-type="float" office:value="10892" calcext:value-type="float">
            <text:p>10892</text:p>
          </table:table-cell>
          <table:table-cell office:value-type="float" office:value="1000" calcext:value-type="float">
            <text:p>1000</text:p>
          </table:table-cell>
          <table:table-cell office:value-type="float" office:value="10.892" calcext:value-type="float">
            <text:p>10.8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19" calcext:value-type="float">
            <text:p>1619</text:p>
          </table:table-cell>
          <table:table-cell office:value-type="float" office:value="1000" calcext:value-type="float">
            <text:p>1000</text:p>
          </table:table-cell>
          <table:table-cell office:value-type="float" office:value="1.619" calcext:value-type="float">
            <text:p>1.6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19" calcext:value-type="float">
            <text:p>1619</text:p>
          </table:table-cell>
          <table:table-cell office:value-type="float" office:value="1000" calcext:value-type="float">
            <text:p>1000</text:p>
          </table:table-cell>
          <table:table-cell office:value-type="float" office:value="1.619" calcext:value-type="float">
            <text:p>1.6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251836" calcext:value-type="float">
            <text:p>0.0251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836" calcext:value-type="float">
            <text:p>2.51836E-05</text:p>
          </table:table-cell>
          <table:table-cell office:value-type="float" office:value="0.000021374" calcext:value-type="float">
            <text:p>2.1374E-05</text:p>
          </table:table-cell>
          <table:table-cell office:value-type="float" office:value="0.000069117" calcext:value-type="float">
            <text:p>6.9117E-05</text:p>
          </table:table-cell>
          <table:table-cell office:value-type="float" office:value="11766" calcext:value-type="float">
            <text:p>11766</text:p>
          </table:table-cell>
          <table:table-cell office:value-type="float" office:value="1000" calcext:value-type="float">
            <text:p>1000</text:p>
          </table:table-cell>
          <table:table-cell office:value-type="float" office:value="11.766" calcext:value-type="float">
            <text:p>11.76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52" calcext:value-type="float">
            <text:p>1952</text:p>
          </table:table-cell>
          <table:table-cell office:value-type="float" office:value="1000" calcext:value-type="float">
            <text:p>1000</text:p>
          </table:table-cell>
          <table:table-cell office:value-type="float" office:value="1.952" calcext:value-type="float">
            <text:p>1.9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office:value-type="float" office:value="1000" calcext:value-type="float">
            <text:p>1000</text:p>
          </table:table-cell>
          <table:table-cell office:value-type="float" office:value="1.952" calcext:value-type="float">
            <text:p>1.9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77322" calcext:value-type="float">
            <text:p>0.0277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322" calcext:value-type="float">
            <text:p>2.77322E-05</text:p>
          </table:table-cell>
          <table:table-cell office:value-type="float" office:value="0.000021579" calcext:value-type="float">
            <text:p>2.1579E-05</text:p>
          </table:table-cell>
          <table:table-cell office:value-type="float" office:value="0.000129567" calcext:value-type="float">
            <text:p>0.000129567</text:p>
          </table:table-cell>
          <table:table-cell office:value-type="float" office:value="12660" calcext:value-type="float">
            <text:p>12660</text:p>
          </table:table-cell>
          <table:table-cell office:value-type="float" office:value="1000" calcext:value-type="float">
            <text:p>1000</text:p>
          </table:table-cell>
          <table:table-cell office:value-type="float" office:value="12.66" calcext:value-type="float">
            <text:p>12.6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197" calcext:value-type="float">
            <text:p>2197</text:p>
          </table:table-cell>
          <table:table-cell office:value-type="float" office:value="1000" calcext:value-type="float">
            <text:p>1000</text:p>
          </table:table-cell>
          <table:table-cell office:value-type="float" office:value="2.197" calcext:value-type="float">
            <text:p>2.1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1000" calcext:value-type="float">
            <text:p>1000</text:p>
          </table:table-cell>
          <table:table-cell office:value-type="float" office:value="2.197" calcext:value-type="float">
            <text:p>2.1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93939" calcext:value-type="float">
            <text:p>0.0293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939" calcext:value-type="float">
            <text:p>2.93939E-05</text:p>
          </table:table-cell>
          <table:table-cell office:value-type="float" office:value="0.000021831" calcext:value-type="float">
            <text:p>2.1831E-05</text:p>
          </table:table-cell>
          <table:table-cell office:value-type="float" office:value="0.000128757" calcext:value-type="float">
            <text:p>0.000128757</text:p>
          </table:table-cell>
          <table:table-cell office:value-type="float" office:value="13441" calcext:value-type="float">
            <text:p>13441</text:p>
          </table:table-cell>
          <table:table-cell office:value-type="float" office:value="1000" calcext:value-type="float">
            <text:p>1000</text:p>
          </table:table-cell>
          <table:table-cell office:value-type="float" office:value="13.441" calcext:value-type="float">
            <text:p>13.44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424" calcext:value-type="float">
            <text:p>2424</text:p>
          </table:table-cell>
          <table:table-cell office:value-type="float" office:value="1000" calcext:value-type="float">
            <text:p>1000</text:p>
          </table:table-cell>
          <table:table-cell office:value-type="float" office:value="2.424" calcext:value-type="float">
            <text:p>2.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4" calcext:value-type="float">
            <text:p>2424</text:p>
          </table:table-cell>
          <table:table-cell office:value-type="float" office:value="1000" calcext:value-type="float">
            <text:p>1000</text:p>
          </table:table-cell>
          <table:table-cell office:value-type="float" office:value="2.424" calcext:value-type="float">
            <text:p>2.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321937" calcext:value-type="float">
            <text:p>0.0321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937" calcext:value-type="float">
            <text:p>3.21937E-05</text:p>
          </table:table-cell>
          <table:table-cell office:value-type="float" office:value="0.000022003" calcext:value-type="float">
            <text:p>2.2003E-05</text:p>
          </table:table-cell>
          <table:table-cell office:value-type="float" office:value="0.000127986" calcext:value-type="float">
            <text:p>0.000127986</text:p>
          </table:table-cell>
          <table:table-cell office:value-type="float" office:value="14493" calcext:value-type="float">
            <text:p>14493</text:p>
          </table:table-cell>
          <table:table-cell office:value-type="float" office:value="1000" calcext:value-type="float">
            <text:p>1000</text:p>
          </table:table-cell>
          <table:table-cell office:value-type="float" office:value="14.493" calcext:value-type="float">
            <text:p>14.49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705" calcext:value-type="float">
            <text:p>2705</text:p>
          </table:table-cell>
          <table:table-cell office:value-type="float" office:value="1000" calcext:value-type="float">
            <text:p>1000</text:p>
          </table:table-cell>
          <table:table-cell office:value-type="float" office:value="2.705" calcext:value-type="float">
            <text:p>2.7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05" calcext:value-type="float">
            <text:p>2705</text:p>
          </table:table-cell>
          <table:table-cell office:value-type="float" office:value="1000" calcext:value-type="float">
            <text:p>1000</text:p>
          </table:table-cell>
          <table:table-cell office:value-type="float" office:value="2.705" calcext:value-type="float">
            <text:p>2.7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336261" calcext:value-type="float">
            <text:p>0.0336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261" calcext:value-type="float">
            <text:p>3.36261E-05</text:p>
          </table:table-cell>
          <table:table-cell office:value-type="float" office:value="0.000022041" calcext:value-type="float">
            <text:p>2.2041E-05</text:p>
          </table:table-cell>
          <table:table-cell office:value-type="float" office:value="0.000127651" calcext:value-type="float">
            <text:p>0.000127651</text:p>
          </table:table-cell>
          <table:table-cell office:value-type="float" office:value="15532" calcext:value-type="float">
            <text:p>15532</text:p>
          </table:table-cell>
          <table:table-cell office:value-type="float" office:value="1000" calcext:value-type="float">
            <text:p>1000</text:p>
          </table:table-cell>
          <table:table-cell office:value-type="float" office:value="15.532" calcext:value-type="float">
            <text:p>15.53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358063" calcext:value-type="float">
            <text:p>0.0358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063" calcext:value-type="float">
            <text:p>3.58063E-05</text:p>
          </table:table-cell>
          <table:table-cell office:value-type="float" office:value="0.00002536" calcext:value-type="float">
            <text:p>2.536E-05</text:p>
          </table:table-cell>
          <table:table-cell office:value-type="float" office:value="0.000127897" calcext:value-type="float">
            <text:p>0.000127897</text:p>
          </table:table-cell>
          <table:table-cell office:value-type="float" office:value="16886" calcext:value-type="float">
            <text:p>16886</text:p>
          </table:table-cell>
          <table:table-cell office:value-type="float" office:value="1000" calcext:value-type="float">
            <text:p>1000</text:p>
          </table:table-cell>
          <table:table-cell office:value-type="float" office:value="16.886" calcext:value-type="float">
            <text:p>16.88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340" calcext:value-type="float">
            <text:p>3340</text:p>
          </table:table-cell>
          <table:table-cell office:value-type="float" office:value="1000" calcext:value-type="float">
            <text:p>1000</text:p>
          </table:table-cell>
          <table:table-cell office:value-type="float" office:value="3.34" calcext:value-type="float">
            <text:p>3.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40" calcext:value-type="float">
            <text:p>3340</text:p>
          </table:table-cell>
          <table:table-cell office:value-type="float" office:value="1000" calcext:value-type="float">
            <text:p>1000</text:p>
          </table:table-cell>
          <table:table-cell office:value-type="float" office:value="3.34" calcext:value-type="float">
            <text:p>3.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409685" calcext:value-type="float">
            <text:p>0.0409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685" calcext:value-type="float">
            <text:p>4.09685E-05</text:p>
          </table:table-cell>
          <table:table-cell office:value-type="float" office:value="0.000028174" calcext:value-type="float">
            <text:p>2.8174E-05</text:p>
          </table:table-cell>
          <table:table-cell office:value-type="float" office:value="0.000104943" calcext:value-type="float">
            <text:p>0.000104943</text:p>
          </table:table-cell>
          <table:table-cell office:value-type="float" office:value="19546" calcext:value-type="float">
            <text:p>19546</text:p>
          </table:table-cell>
          <table:table-cell office:value-type="float" office:value="1000" calcext:value-type="float">
            <text:p>1000</text:p>
          </table:table-cell>
          <table:table-cell office:value-type="float" office:value="19.546" calcext:value-type="float">
            <text:p>19.54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25696" calcext:value-type="float">
            <text:p>0.0525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5696" calcext:value-type="float">
            <text:p>5.25696E-05</text:p>
          </table:table-cell>
          <table:table-cell office:value-type="float" office:value="0.000030341" calcext:value-type="float">
            <text:p>3.0341E-05</text:p>
          </table:table-cell>
          <table:table-cell office:value-type="float" office:value="0.00012061" calcext:value-type="float">
            <text:p>0.00012061</text:p>
          </table:table-cell>
          <table:table-cell office:value-type="float" office:value="24597" calcext:value-type="float">
            <text:p>24597</text:p>
          </table:table-cell>
          <table:table-cell office:value-type="float" office:value="1000" calcext:value-type="float">
            <text:p>1000</text:p>
          </table:table-cell>
          <table:table-cell office:value-type="float" office:value="24.597" calcext:value-type="float">
            <text:p>24.59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216" calcext:value-type="float">
            <text:p>4216</text:p>
          </table:table-cell>
          <table:table-cell office:value-type="float" office:value="1000" calcext:value-type="float">
            <text:p>1000</text:p>
          </table:table-cell>
          <table:table-cell office:value-type="float" office:value="4.216" calcext:value-type="float">
            <text:p>4.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16" calcext:value-type="float">
            <text:p>4216</text:p>
          </table:table-cell>
          <table:table-cell office:value-type="float" office:value="1000" calcext:value-type="float">
            <text:p>1000</text:p>
          </table:table-cell>
          <table:table-cell office:value-type="float" office:value="4.216" calcext:value-type="float">
            <text:p>4.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48866" calcext:value-type="float">
            <text:p>0.0648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8866" calcext:value-type="float">
            <text:p>6.48866E-05</text:p>
          </table:table-cell>
          <table:table-cell office:value-type="float" office:value="0.000050846" calcext:value-type="float">
            <text:p>5.0846E-05</text:p>
          </table:table-cell>
          <table:table-cell office:value-type="float" office:value="0.000374628" calcext:value-type="float">
            <text:p>0.000374628</text:p>
          </table:table-cell>
          <table:table-cell office:value-type="float" office:value="49499" calcext:value-type="float">
            <text:p>49499</text:p>
          </table:table-cell>
          <table:table-cell office:value-type="float" office:value="1000" calcext:value-type="float">
            <text:p>1000</text:p>
          </table:table-cell>
          <table:table-cell office:value-type="float" office:value="49.499" calcext:value-type="float">
            <text:p>49.49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2118" calcext:value-type="float">
            <text:p>2118</text:p>
          </table:table-cell>
          <table:table-cell office:value-type="float" office:value="1000" calcext:value-type="float">
            <text:p>1000</text:p>
          </table:table-cell>
          <table:table-cell office:value-type="float" office:value="2.118" calcext:value-type="float">
            <text:p>2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93507" calcext:value-type="float">
            <text:p>0.0993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3507" calcext:value-type="float">
            <text:p>9.93507E-05</text:p>
          </table:table-cell>
          <table:table-cell office:value-type="float" office:value="0.000051152" calcext:value-type="float">
            <text:p>5.1152E-05</text:p>
          </table:table-cell>
          <table:table-cell office:value-type="float" office:value="0.00363061" calcext:value-type="float">
            <text:p>0.00363061</text:p>
          </table:table-cell>
          <table:table-cell office:value-type="float" office:value="56196" calcext:value-type="float">
            <text:p>56196</text:p>
          </table:table-cell>
          <table:table-cell office:value-type="float" office:value="1000" calcext:value-type="float">
            <text:p>1000</text:p>
          </table:table-cell>
          <table:table-cell office:value-type="float" office:value="56.196" calcext:value-type="float">
            <text:p>56.196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2632" calcext:value-type="float">
            <text:p>2632</text:p>
          </table:table-cell>
          <table:table-cell office:value-type="float" office:value="1000" calcext:value-type="float">
            <text:p>1000</text:p>
          </table:table-cell>
          <table:table-cell office:value-type="float" office:value="2.632" calcext:value-type="float">
            <text:p>2.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07" calcext:value-type="float">
            <text:p>2607</text:p>
          </table:table-cell>
          <table:table-cell office:value-type="float" office:value="1000" calcext:value-type="float">
            <text:p>1000</text:p>
          </table:table-cell>
          <table:table-cell office:value-type="float" office:value="2.607" calcext:value-type="float">
            <text:p>2.6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121174" calcext:value-type="float">
            <text:p>0.121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174" calcext:value-type="float">
            <text:p>0.000121174</text:p>
          </table:table-cell>
          <table:table-cell office:value-type="float" office:value="0.000059712" calcext:value-type="float">
            <text:p>5.9712E-05</text:p>
          </table:table-cell>
          <table:table-cell office:value-type="float" office:value="0.00116342" calcext:value-type="float">
            <text:p>0.00116342</text:p>
          </table:table-cell>
          <table:table-cell office:value-type="float" office:value="61787" calcext:value-type="float">
            <text:p>61787</text:p>
          </table:table-cell>
          <table:table-cell office:value-type="float" office:value="1000" calcext:value-type="float">
            <text:p>1000</text:p>
          </table:table-cell>
          <table:table-cell office:value-type="float" office:value="61.787" calcext:value-type="float">
            <text:p>61.787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3124" calcext:value-type="float">
            <text:p>3124</text:p>
          </table:table-cell>
          <table:table-cell office:value-type="float" office:value="1000" calcext:value-type="float">
            <text:p>1000</text:p>
          </table:table-cell>
          <table:table-cell office:value-type="float" office:value="3.124" calcext:value-type="float">
            <text:p>3.1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4" calcext:value-type="float">
            <text:p>3074</text:p>
          </table:table-cell>
          <table:table-cell office:value-type="float" office:value="1000" calcext:value-type="float">
            <text:p>1000</text:p>
          </table:table-cell>
          <table:table-cell office:value-type="float" office:value="3.074" calcext:value-type="float">
            <text:p>3.0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70442" calcext:value-type="float">
            <text:p>0.1704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442" calcext:value-type="float">
            <text:p>0.000170442</text:p>
          </table:table-cell>
          <table:table-cell office:value-type="float" office:value="0.000066328" calcext:value-type="float">
            <text:p>6.6328E-05</text:p>
          </table:table-cell>
          <table:table-cell office:value-type="float" office:value="0.00187927" calcext:value-type="float">
            <text:p>0.00187927</text:p>
          </table:table-cell>
          <table:table-cell office:value-type="float" office:value="68437" calcext:value-type="float">
            <text:p>68437</text:p>
          </table:table-cell>
          <table:table-cell office:value-type="float" office:value="1000" calcext:value-type="float">
            <text:p>1000</text:p>
          </table:table-cell>
          <table:table-cell office:value-type="float" office:value="68.437" calcext:value-type="float">
            <text:p>68.437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3565" calcext:value-type="float">
            <text:p>3565</text:p>
          </table:table-cell>
          <table:table-cell office:value-type="float" office:value="1000" calcext:value-type="float">
            <text:p>1000</text:p>
          </table:table-cell>
          <table:table-cell office:value-type="float" office:value="3.565" calcext:value-type="float">
            <text:p>3.5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12305" calcext:value-type="float">
            <text:p>0.212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305" calcext:value-type="float">
            <text:p>0.000212305</text:p>
          </table:table-cell>
          <table:table-cell office:value-type="float" office:value="0.000076088" calcext:value-type="float">
            <text:p>7.6088E-05</text:p>
          </table:table-cell>
          <table:table-cell office:value-type="float" office:value="0.00267999" calcext:value-type="float">
            <text:p>0.00267999</text:p>
          </table:table-cell>
          <table:table-cell office:value-type="float" office:value="76749" calcext:value-type="float">
            <text:p>76749</text:p>
          </table:table-cell>
          <table:table-cell office:value-type="float" office:value="1000" calcext:value-type="float">
            <text:p>1000</text:p>
          </table:table-cell>
          <table:table-cell office:value-type="float" office:value="76.749" calcext:value-type="float">
            <text:p>76.749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4109" calcext:value-type="float">
            <text:p>4109</text:p>
          </table:table-cell>
          <table:table-cell office:value-type="float" office:value="1000" calcext:value-type="float">
            <text:p>1000</text:p>
          </table:table-cell>
          <table:table-cell office:value-type="float" office:value="4.109" calcext:value-type="float">
            <text:p>4.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08" calcext:value-type="float">
            <text:p>4008</text:p>
          </table:table-cell>
          <table:table-cell office:value-type="float" office:value="1000" calcext:value-type="float">
            <text:p>1000</text:p>
          </table:table-cell>
          <table:table-cell office:value-type="float" office:value="4.008" calcext:value-type="float">
            <text:p>4.0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275347" calcext:value-type="float">
            <text:p>0.275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347" calcext:value-type="float">
            <text:p>0.000275347</text:p>
          </table:table-cell>
          <table:table-cell office:value-type="float" office:value="0.000083816" calcext:value-type="float">
            <text:p>8.3816E-05</text:p>
          </table:table-cell>
          <table:table-cell office:value-type="float" office:value="0.00409654" calcext:value-type="float">
            <text:p>0.00409654</text:p>
          </table:table-cell>
          <table:table-cell office:value-type="float" office:value="84466" calcext:value-type="float">
            <text:p>84466</text:p>
          </table:table-cell>
          <table:table-cell office:value-type="float" office:value="1000" calcext:value-type="float">
            <text:p>1000</text:p>
          </table:table-cell>
          <table:table-cell office:value-type="float" office:value="84.466" calcext:value-type="float">
            <text:p>84.466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4592" calcext:value-type="float">
            <text:p>4592</text:p>
          </table:table-cell>
          <table:table-cell office:value-type="float" office:value="1000" calcext:value-type="float">
            <text:p>1000</text:p>
          </table:table-cell>
          <table:table-cell office:value-type="float" office:value="4.592" calcext:value-type="float">
            <text:p>4.5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6303" calcext:value-type="float">
            <text:p>0.26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303" calcext:value-type="float">
            <text:p>0.00026303</text:p>
          </table:table-cell>
          <table:table-cell office:value-type="float" office:value="0.000097652" calcext:value-type="float">
            <text:p>9.7652E-05</text:p>
          </table:table-cell>
          <table:table-cell office:value-type="float" office:value="0.00325101" calcext:value-type="float">
            <text:p>0.00325101</text:p>
          </table:table-cell>
          <table:table-cell office:value-type="float" office:value="96812" calcext:value-type="float">
            <text:p>96812</text:p>
          </table:table-cell>
          <table:table-cell office:value-type="float" office:value="1000" calcext:value-type="float">
            <text:p>1000</text:p>
          </table:table-cell>
          <table:table-cell office:value-type="float" office:value="96.812" calcext:value-type="float">
            <text:p>96.812</text:p>
          </table:table-cell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office:value-type="float" office:value="5220" calcext:value-type="float">
            <text:p>5220</text:p>
          </table:table-cell>
          <table:table-cell office:value-type="float" office:value="1000" calcext:value-type="float">
            <text:p>1000</text:p>
          </table:table-cell>
          <table:table-cell office:value-type="float" office:value="5.22" calcext:value-type="float">
            <text:p>5.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64" calcext:value-type="float">
            <text:p>5164</text:p>
          </table:table-cell>
          <table:table-cell office:value-type="float" office:value="1000" calcext:value-type="float">
            <text:p>1000</text:p>
          </table:table-cell>
          <table:table-cell office:value-type="float" office:value="5.164" calcext:value-type="float">
            <text:p>5.1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606" calcext:value-type="float">
            <text:p>0.000276606</text:p>
          </table:table-cell>
          <table:table-cell office:value-type="float" office:value="0.000111072" calcext:value-type="float">
            <text:p>0.000111072</text:p>
          </table:table-cell>
          <table:table-cell office:value-type="float" office:value="0.00153954" calcext:value-type="float">
            <text:p>0.00153954</text:p>
          </table:table-cell>
          <table:table-cell office:value-type="float" office:value="117469" calcext:value-type="float">
            <text:p>117469</text:p>
          </table:table-cell>
          <table:table-cell office:value-type="float" office:value="1000" calcext:value-type="float">
            <text:p>1000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62" calcext:value-type="float">
            <text:p>6062</text:p>
          </table:table-cell>
          <table:table-cell office:value-type="float" office:value="1000" calcext:value-type="float">
            <text:p>1000</text:p>
          </table:table-cell>
          <table:table-cell office:value-type="float" office:value="6.062" calcext:value-type="float">
            <text:p>6.0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81881" calcext:value-type="float">
            <text:p>0.381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1881" calcext:value-type="float">
            <text:p>0.000381881</text:p>
          </table:table-cell>
          <table:table-cell office:value-type="float" office:value="0.000159625" calcext:value-type="float">
            <text:p>0.000159625</text:p>
          </table:table-cell>
          <table:table-cell office:value-type="float" office:value="0.000848335" calcext:value-type="float">
            <text:p>0.000848335</text:p>
          </table:table-cell>
          <table:table-cell office:value-type="float" office:value="155527" calcext:value-type="float">
            <text:p>155527</text:p>
          </table:table-cell>
          <table:table-cell office:value-type="float" office:value="1000" calcext:value-type="float">
            <text:p>1000</text:p>
          </table:table-cell>
          <table:table-cell office:value-type="float" office:value="155.527" calcext:value-type="float">
            <text:p>155.527</text:p>
          </table:table-cell>
          <table:table-cell office:value-type="float" office:value="83" calcext:value-type="float">
            <text:p>83</text:p>
          </table:table-cell>
          <table:table-cell office:value-type="float" office:value="252" calcext:value-type="float">
            <text:p>252</text:p>
          </table:table-cell>
          <table:table-cell office:value-type="float" office:value="7326" calcext:value-type="float">
            <text:p>7326</text:p>
          </table:table-cell>
          <table:table-cell office:value-type="float" office:value="1000" calcext:value-type="float">
            <text:p>1000</text:p>
          </table:table-cell>
          <table:table-cell office:value-type="float" office:value="7.326" calcext:value-type="float">
            <text:p>7.3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23" calcext:value-type="float">
            <text:p>7323</text:p>
          </table:table-cell>
          <table:table-cell office:value-type="float" office:value="1000" calcext:value-type="float">
            <text:p>1000</text:p>
          </table:table-cell>
          <table:table-cell office:value-type="float" office:value="7.323" calcext:value-type="float">
            <text:p>7.3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64642" calcext:value-type="float">
            <text:p>0.1646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642" calcext:value-type="float">
            <text:p>0.000164642</text:p>
          </table:table-cell>
          <table:table-cell office:value-type="float" office:value="0.000093722" calcext:value-type="float">
            <text:p>9.3722E-05</text:p>
          </table:table-cell>
          <table:table-cell office:value-type="float" office:value="0.00576468" calcext:value-type="float">
            <text:p>0.00576468</text:p>
          </table:table-cell>
          <table:table-cell office:value-type="float" office:value="119668" calcext:value-type="float">
            <text:p>119668</text:p>
          </table:table-cell>
          <table:table-cell office:value-type="float" office:value="1000" calcext:value-type="float">
            <text:p>1000</text:p>
          </table:table-cell>
          <table:table-cell office:value-type="float" office:value="119.668" calcext:value-type="float">
            <text:p>119.668</text:p>
          </table:table-cell>
          <table:table-cell office:value-type="float" office:value="107" calcext:value-type="float">
            <text:p>107</text:p>
          </table:table-cell>
          <table:table-cell office:value-type="float" office:value="183" calcext:value-type="float">
            <text:p>183</text:p>
          </table:table-cell>
          <table:table-cell office:value-type="float" office:value="2455" calcext:value-type="float">
            <text:p>2455</text:p>
          </table:table-cell>
          <table:table-cell office:value-type="float" office:value="1000" calcext:value-type="float">
            <text:p>1000</text:p>
          </table:table-cell>
          <table:table-cell office:value-type="float" office:value="2.455" calcext:value-type="float">
            <text:p>2.4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7" calcext:value-type="float">
            <text:p>2427</text:p>
          </table:table-cell>
          <table:table-cell office:value-type="float" office:value="1000" calcext:value-type="float">
            <text:p>1000</text:p>
          </table:table-cell>
          <table:table-cell office:value-type="float" office:value="2.427" calcext:value-type="float">
            <text:p>2.4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42139" calcext:value-type="float">
            <text:p>0.42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139" calcext:value-type="float">
            <text:p>0.00042139</text:p>
          </table:table-cell>
          <table:table-cell office:value-type="float" office:value="0.0001096" calcext:value-type="float">
            <text:p>0.0001096</text:p>
          </table:table-cell>
          <table:table-cell office:value-type="float" office:value="0.0178407" calcext:value-type="float">
            <text:p>0.0178407</text:p>
          </table:table-cell>
          <table:table-cell office:value-type="float" office:value="133417" calcext:value-type="float">
            <text:p>133417</text:p>
          </table:table-cell>
          <table:table-cell office:value-type="float" office:value="1000" calcext:value-type="float">
            <text:p>1000</text:p>
          </table:table-cell>
          <table:table-cell office:value-type="float" office:value="133.417" calcext:value-type="float">
            <text:p>133.417</text:p>
          </table:table-cell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office:value-type="float" office:value="3215" calcext:value-type="float">
            <text:p>3215</text:p>
          </table:table-cell>
          <table:table-cell office:value-type="float" office:value="1000" calcext:value-type="float">
            <text:p>1000</text:p>
          </table:table-cell>
          <table:table-cell office:value-type="float" office:value="3.215" calcext:value-type="float">
            <text:p>3.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.92732" calcext:value-type="float">
            <text:p>3.9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2732" calcext:value-type="float">
            <text:p>0.00392732</text:p>
          </table:table-cell>
          <table:table-cell office:value-type="float" office:value="0.000123905" calcext:value-type="float">
            <text:p>0.000123905</text:p>
          </table:table-cell>
          <table:table-cell office:value-type="float" office:value="0.160318" calcext:value-type="float">
            <text:p>0.160318</text:p>
          </table:table-cell>
          <table:table-cell office:value-type="float" office:value="148028" calcext:value-type="float">
            <text:p>148028</text:p>
          </table:table-cell>
          <table:table-cell office:value-type="float" office:value="1000" calcext:value-type="float">
            <text:p>1000</text:p>
          </table:table-cell>
          <table:table-cell office:value-type="float" office:value="148.028" calcext:value-type="float">
            <text:p>148.028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3873" calcext:value-type="float">
            <text:p>3873</text:p>
          </table:table-cell>
          <table:table-cell office:value-type="float" office:value="1000" calcext:value-type="float">
            <text:p>1000</text:p>
          </table:table-cell>
          <table:table-cell office:value-type="float" office:value="3.873" calcext:value-type="float">
            <text:p>3.8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55" calcext:value-type="float">
            <text:p>3655</text:p>
          </table:table-cell>
          <table:table-cell office:value-type="float" office:value="1000" calcext:value-type="float">
            <text:p>1000</text:p>
          </table:table-cell>
          <table:table-cell office:value-type="float" office:value="3.655" calcext:value-type="float">
            <text:p>3.6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.74926" calcext:value-type="float">
            <text:p>6.74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4926" calcext:value-type="float">
            <text:p>0.00674926</text:p>
          </table:table-cell>
          <table:table-cell office:value-type="float" office:value="0.000146296" calcext:value-type="float">
            <text:p>0.000146296</text:p>
          </table:table-cell>
          <table:table-cell office:value-type="float" office:value="0.249879" calcext:value-type="float">
            <text:p>0.249879</text:p>
          </table:table-cell>
          <table:table-cell office:value-type="float" office:value="163279" calcext:value-type="float">
            <text:p>163279</text:p>
          </table:table-cell>
          <table:table-cell office:value-type="float" office:value="1000" calcext:value-type="float">
            <text:p>1000</text:p>
          </table:table-cell>
          <table:table-cell office:value-type="float" office:value="163.279" calcext:value-type="float">
            <text:p>163.279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4548" calcext:value-type="float">
            <text:p>4548</text:p>
          </table:table-cell>
          <table:table-cell office:value-type="float" office:value="1000" calcext:value-type="float">
            <text:p>1000</text:p>
          </table:table-cell>
          <table:table-cell office:value-type="float" office:value="4.548" calcext:value-type="float">
            <text:p>4.5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50" calcext:value-type="float">
            <text:p>4250</text:p>
          </table:table-cell>
          <table:table-cell office:value-type="float" office:value="1000" calcext:value-type="float">
            <text:p>100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1000" calcext:value-type="float">
            <text:p>1000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42397" calcext:value-type="float">
            <text:p>9.42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2397" calcext:value-type="float">
            <text:p>0.00942397</text:p>
          </table:table-cell>
          <table:table-cell office:value-type="float" office:value="0.000175187" calcext:value-type="float">
            <text:p>0.000175187</text:p>
          </table:table-cell>
          <table:table-cell office:value-type="float" office:value="0.191722" calcext:value-type="float">
            <text:p>0.191722</text:p>
          </table:table-cell>
          <table:table-cell office:value-type="float" office:value="179531" calcext:value-type="float">
            <text:p>179531</text:p>
          </table:table-cell>
          <table:table-cell office:value-type="float" office:value="1000" calcext:value-type="float">
            <text:p>1000</text:p>
          </table:table-cell>
          <table:table-cell office:value-type="float" office:value="179.531" calcext:value-type="float">
            <text:p>179.531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5226" calcext:value-type="float">
            <text:p>5226</text:p>
          </table:table-cell>
          <table:table-cell office:value-type="float" office:value="1000" calcext:value-type="float">
            <text:p>1000</text:p>
          </table:table-cell>
          <table:table-cell office:value-type="float" office:value="5.226" calcext:value-type="float">
            <text:p>5.2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31" calcext:value-type="float">
            <text:p>4931</text:p>
          </table:table-cell>
          <table:table-cell office:value-type="float" office:value="1000" calcext:value-type="float">
            <text:p>1000</text:p>
          </table:table-cell>
          <table:table-cell office:value-type="float" office:value="4.931" calcext:value-type="float">
            <text:p>4.9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.27889" calcext:value-type="float">
            <text:p>6.27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27889" calcext:value-type="float">
            <text:p>0.00627889</text:p>
          </table:table-cell>
          <table:table-cell office:value-type="float" office:value="0.000243567" calcext:value-type="float">
            <text:p>0.000243567</text:p>
          </table:table-cell>
          <table:table-cell office:value-type="float" office:value="0.11475" calcext:value-type="float">
            <text:p>0.11475</text:p>
          </table:table-cell>
          <table:table-cell office:value-type="float" office:value="199269" calcext:value-type="float">
            <text:p>199269</text:p>
          </table:table-cell>
          <table:table-cell office:value-type="float" office:value="1000" calcext:value-type="float">
            <text:p>1000</text:p>
          </table:table-cell>
          <table:table-cell office:value-type="float" office:value="199.269" calcext:value-type="float">
            <text:p>199.269</text:p>
          </table:table-cell>
          <table:table-cell office:value-type="float" office:value="139" calcext:value-type="float">
            <text:p>139</text:p>
          </table:table-cell>
          <table:table-cell office:value-type="float" office:value="267" calcext:value-type="float">
            <text:p>267</text:p>
          </table:table-cell>
          <table:table-cell office:value-type="float" office:value="5982" calcext:value-type="float">
            <text:p>5982</text:p>
          </table:table-cell>
          <table:table-cell office:value-type="float" office:value="1000" calcext:value-type="float">
            <text:p>1000</text:p>
          </table:table-cell>
          <table:table-cell office:value-type="float" office:value="5.982" calcext:value-type="float">
            <text:p>5.9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89" calcext:value-type="float">
            <text:p>5689</text:p>
          </table:table-cell>
          <table:table-cell office:value-type="float" office:value="1000" calcext:value-type="float">
            <text:p>1000</text:p>
          </table:table-cell>
          <table:table-cell office:value-type="float" office:value="5.689" calcext:value-type="float">
            <text:p>5.6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.07645" calcext:value-type="float">
            <text:p>3.07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7645" calcext:value-type="float">
            <text:p>0.00307645</text:p>
          </table:table-cell>
          <table:table-cell office:value-type="float" office:value="0.000303873" calcext:value-type="float">
            <text:p>0.000303873</text:p>
          </table:table-cell>
          <table:table-cell office:value-type="float" office:value="0.0706908" calcext:value-type="float">
            <text:p>0.0706908</text:p>
          </table:table-cell>
          <table:table-cell office:value-type="float" office:value="225855" calcext:value-type="float">
            <text:p>225855</text:p>
          </table:table-cell>
          <table:table-cell office:value-type="float" office:value="1000" calcext:value-type="float">
            <text:p>1000</text:p>
          </table:table-cell>
          <table:table-cell office:value-type="float" office:value="225.855" calcext:value-type="float">
            <text:p>225.855</text:p>
          </table:table-cell>
          <table:table-cell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6901" calcext:value-type="float">
            <text:p>6901</text:p>
          </table:table-cell>
          <table:table-cell office:value-type="float" office:value="1000" calcext:value-type="float">
            <text:p>1000</text:p>
          </table:table-cell>
          <table:table-cell office:value-type="float" office:value="6.901" calcext:value-type="float">
            <text:p>6.9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45" calcext:value-type="float">
            <text:p>6645</text:p>
          </table:table-cell>
          <table:table-cell office:value-type="float" office:value="1000" calcext:value-type="float">
            <text:p>1000</text:p>
          </table:table-cell>
          <table:table-cell office:value-type="float" office:value="6.645" calcext:value-type="float">
            <text:p>6.6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23737" calcext:value-type="float">
            <text:p>1.23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37" calcext:value-type="float">
            <text:p>0.00123737</text:p>
          </table:table-cell>
          <table:table-cell office:value-type="float" office:value="0.000414901" calcext:value-type="float">
            <text:p>0.000414901</text:p>
          </table:table-cell>
          <table:table-cell office:value-type="float" office:value="0.0226413" calcext:value-type="float">
            <text:p>0.0226413</text:p>
          </table:table-cell>
          <table:table-cell office:value-type="float" office:value="262534" calcext:value-type="float">
            <text:p>262534</text:p>
          </table:table-cell>
          <table:table-cell office:value-type="float" office:value="1000" calcext:value-type="float">
            <text:p>1000</text:p>
          </table:table-cell>
          <table:table-cell office:value-type="float" office:value="262.534" calcext:value-type="float">
            <text:p>262.534</text:p>
          </table:table-cell>
          <table:table-cell office:value-type="float" office:value="182" calcext:value-type="float">
            <text:p>182</text:p>
          </table:table-cell>
          <table:table-cell office:value-type="float" office:value="396" calcext:value-type="float">
            <text:p>396</text:p>
          </table:table-cell>
          <table:table-cell office:value-type="float" office:value="8011" calcext:value-type="float">
            <text:p>8011</text:p>
          </table:table-cell>
          <table:table-cell office:value-type="float" office:value="1000" calcext:value-type="float">
            <text:p>1000</text:p>
          </table:table-cell>
          <table:table-cell office:value-type="float" office:value="8.011" calcext:value-type="float">
            <text:p>8.0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61" calcext:value-type="float">
            <text:p>7861</text:p>
          </table:table-cell>
          <table:table-cell office:value-type="float" office:value="1000" calcext:value-type="float">
            <text:p>1000</text:p>
          </table:table-cell>
          <table:table-cell office:value-type="float" office:value="7.861" calcext:value-type="float">
            <text:p>7.8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04797" calcext:value-type="float">
            <text:p>1.04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797" calcext:value-type="float">
            <text:p>0.00104797</text:p>
          </table:table-cell>
          <table:table-cell office:value-type="float" office:value="0.000515062" calcext:value-type="float">
            <text:p>0.000515062</text:p>
          </table:table-cell>
          <table:table-cell office:value-type="float" office:value="0.00407438" calcext:value-type="float">
            <text:p>0.00407438</text:p>
          </table:table-cell>
          <table:table-cell office:value-type="float" office:value="347816" calcext:value-type="float">
            <text:p>347816</text:p>
          </table:table-cell>
          <table:table-cell office:value-type="float" office:value="1000" calcext:value-type="float">
            <text:p>1000</text:p>
          </table:table-cell>
          <table:table-cell office:value-type="float" office:value="347.816" calcext:value-type="float">
            <text:p>347.816</text:p>
          </table:table-cell>
          <table:table-cell office:value-type="float" office:value="219" calcext:value-type="float">
            <text:p>219</text:p>
          </table:table-cell>
          <table:table-cell office:value-type="float" office:value="558" calcext:value-type="float">
            <text:p>558</text:p>
          </table:table-cell>
          <table:table-cell office:value-type="float" office:value="10011" calcext:value-type="float">
            <text:p>10011</text:p>
          </table:table-cell>
          <table:table-cell office:value-type="float" office:value="1000" calcext:value-type="float">
            <text:p>1000</text:p>
          </table:table-cell>
          <table:table-cell office:value-type="float" office:value="10.011" calcext:value-type="float">
            <text:p>10.0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984" calcext:value-type="float">
            <text:p>9984</text:p>
          </table:table-cell>
          <table:table-cell office:value-type="float" office:value="1000" calcext:value-type="float">
            <text:p>1000</text:p>
          </table:table-cell>
          <table:table-cell office:value-type="float" office:value="9.984" calcext:value-type="float">
            <text:p>9.98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556832" calcext:value-type="float">
            <text:p>0.0556832</text:p>
          </table:table-cell>
          <table:table-cell office:value-type="float" office:value="100" calcext:value-type="float">
            <text:p>100</text:p>
          </table:table-cell>
          <table:table-cell office:value-type="float" office:value="0.000556832" calcext:value-type="float">
            <text:p>0.000556832</text:p>
          </table:table-cell>
          <table:table-cell office:value-type="float" office:value="0.000159214" calcext:value-type="float">
            <text:p>0.000159214</text:p>
          </table:table-cell>
          <table:table-cell office:value-type="float" office:value="0.0110483" calcext:value-type="float">
            <text:p>0.0110483</text:p>
          </table:table-cell>
          <table:table-cell office:value-type="float" office:value="22210" calcext:value-type="float">
            <text:p>22210</text:p>
          </table:table-cell>
          <table:table-cell office:value-type="float" office:value="100" calcext:value-type="float">
            <text:p>100</text:p>
          </table:table-cell>
          <table:table-cell office:value-type="float" office:value="222.1" calcext:value-type="float">
            <text:p>222.1</text:p>
          </table:table-cell>
          <table:table-cell office:value-type="float" office:value="194" calcext:value-type="float">
            <text:p>194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.9958" calcext:value-type="float">
            <text:p>18.9958</text:p>
          </table:table-cell>
          <table:table-cell office:value-type="float" office:value="100" calcext:value-type="float">
            <text:p>100</text:p>
          </table:table-cell>
          <table:table-cell office:value-type="float" office:value="0.189958" calcext:value-type="float">
            <text:p>0.189958</text:p>
          </table:table-cell>
          <table:table-cell office:value-type="float" office:value="0.000207541" calcext:value-type="float">
            <text:p>0.000207541</text:p>
          </table:table-cell>
          <table:table-cell office:value-type="float" office:value="5.95113" calcext:value-type="float">
            <text:p>5.95113</text:p>
          </table:table-cell>
          <table:table-cell office:value-type="float" office:value="24956" calcext:value-type="float">
            <text:p>24956</text:p>
          </table:table-cell>
          <table:table-cell office:value-type="float" office:value="100" calcext:value-type="float">
            <text:p>100</text:p>
          </table:table-cell>
          <table:table-cell office:value-type="float" office:value="249.56" calcext:value-type="float">
            <text:p>249.56</text:p>
          </table:table-cell>
          <table:table-cell office:value-type="float" office:value="204" calcext:value-type="float">
            <text:p>20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100" calcext:value-type="float">
            <text:p>100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8.863" calcext:value-type="float">
            <text:p>168.863</text:p>
          </table:table-cell>
          <table:table-cell office:value-type="float" office:value="100" calcext:value-type="float">
            <text:p>100</text:p>
          </table:table-cell>
          <table:table-cell office:value-type="float" office:value="1.68863" calcext:value-type="float">
            <text:p>1.68863</text:p>
          </table:table-cell>
          <table:table-cell office:value-type="float" office:value="0.000241466" calcext:value-type="float">
            <text:p>0.000241466</text:p>
          </table:table-cell>
          <table:table-cell office:value-type="float" office:value="34.7863" calcext:value-type="float">
            <text:p>34.7863</text:p>
          </table:table-cell>
          <table:table-cell office:value-type="float" office:value="26852" calcext:value-type="float">
            <text:p>26852</text:p>
          </table:table-cell>
          <table:table-cell office:value-type="float" office:value="100" calcext:value-type="float">
            <text:p>100</text:p>
          </table:table-cell>
          <table:table-cell office:value-type="float" office:value="268.52" calcext:value-type="float">
            <text:p>268.52</text:p>
          </table:table-cell>
          <table:table-cell office:value-type="float" office:value="211" calcext:value-type="float">
            <text:p>211</text:p>
          </table:table-cell>
          <table:table-cell office:value-type="float" office:value="329" calcext:value-type="float">
            <text:p>329</text:p>
          </table:table-cell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3.542" calcext:value-type="float">
            <text:p>483.542</text:p>
          </table:table-cell>
          <table:table-cell office:value-type="float" office:value="100" calcext:value-type="float">
            <text:p>100</text:p>
          </table:table-cell>
          <table:table-cell office:value-type="float" office:value="4.83542" calcext:value-type="float">
            <text:p>4.83542</text:p>
          </table:table-cell>
          <table:table-cell office:value-type="float" office:value="0.000390621" calcext:value-type="float">
            <text:p>0.000390621</text:p>
          </table:table-cell>
          <table:table-cell office:value-type="float" office:value="71.8692" calcext:value-type="float">
            <text:p>71.8692</text:p>
          </table:table-cell>
          <table:table-cell office:value-type="float" office:value="29350" calcext:value-type="float">
            <text:p>29350</text:p>
          </table:table-cell>
          <table:table-cell office:value-type="float" office:value="100" calcext:value-type="float">
            <text:p>100</text:p>
          </table:table-cell>
          <table:table-cell office:value-type="float" office:value="293.5" calcext:value-type="float">
            <text:p>293.5</text:p>
          </table:table-cell>
          <table:table-cell office:value-type="float" office:value="243" calcext:value-type="float">
            <text:p>243</text:p>
          </table:table-cell>
          <table:table-cell office:value-type="float" office:value="346" calcext:value-type="float">
            <text:p>346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43.178" calcext:value-type="float">
            <text:p>243.178</text:p>
          </table:table-cell>
          <table:table-cell office:value-type="float" office:value="100" calcext:value-type="float">
            <text:p>100</text:p>
          </table:table-cell>
          <table:table-cell office:value-type="float" office:value="2.43178" calcext:value-type="float">
            <text:p>2.43178</text:p>
          </table:table-cell>
          <table:table-cell office:value-type="float" office:value="0.000406784" calcext:value-type="float">
            <text:p>0.000406784</text:p>
          </table:table-cell>
          <table:table-cell office:value-type="float" office:value="21.9733" calcext:value-type="float">
            <text:p>21.9733</text:p>
          </table:table-cell>
          <table:table-cell office:value-type="float" office:value="31926" calcext:value-type="float">
            <text:p>31926</text:p>
          </table:table-cell>
          <table:table-cell office:value-type="float" office:value="100" calcext:value-type="float">
            <text:p>100</text:p>
          </table:table-cell>
          <table:table-cell office:value-type="float" office:value="319.26" calcext:value-type="float">
            <text:p>319.26</text:p>
          </table:table-cell>
          <table:table-cell office:value-type="float" office:value="257" calcext:value-type="float">
            <text:p>257</text:p>
          </table:table-cell>
          <table:table-cell office:value-type="float" office:value="408" calcext:value-type="float">
            <text:p>408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.215" calcext:value-type="float">
            <text:p>113.215</text:p>
          </table:table-cell>
          <table:table-cell office:value-type="float" office:value="100" calcext:value-type="float">
            <text:p>100</text:p>
          </table:table-cell>
          <table:table-cell office:value-type="float" office:value="1.13215" calcext:value-type="float">
            <text:p>1.13215</text:p>
          </table:table-cell>
          <table:table-cell office:value-type="float" office:value="0.000560822" calcext:value-type="float">
            <text:p>0.000560822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36333" calcext:value-type="float">
            <text:p>36333</text:p>
          </table:table-cell>
          <table:table-cell office:value-type="float" office:value="100" calcext:value-type="float">
            <text:p>100</text:p>
          </table:table-cell>
          <table:table-cell office:value-type="float" office:value="363.33" calcext:value-type="float">
            <text:p>363.33</text:p>
          </table:table-cell>
          <table:table-cell office:value-type="float" office:value="284" calcext:value-type="float">
            <text:p>284</text:p>
          </table:table-cell>
          <table:table-cell office:value-type="float" office:value="481" calcext:value-type="float">
            <text:p>481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7.44" calcext:value-type="float">
            <text:p>7.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float" office:value="100" calcext:value-type="float">
            <text:p>100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3.1479" calcext:value-type="float">
            <text:p>23.1479</text:p>
          </table:table-cell>
          <table:table-cell office:value-type="float" office:value="100" calcext:value-type="float">
            <text:p>100</text:p>
          </table:table-cell>
          <table:table-cell office:value-type="float" office:value="0.231479" calcext:value-type="float">
            <text:p>0.231479</text:p>
          </table:table-cell>
          <table:table-cell office:value-type="float" office:value="0.00075941" calcext:value-type="float">
            <text:p>0.00075941</text:p>
          </table:table-cell>
          <table:table-cell office:value-type="float" office:value="2.991" calcext:value-type="float">
            <text:p>2.991</text:p>
          </table:table-cell>
          <table:table-cell office:value-type="float" office:value="39748" calcext:value-type="float">
            <text:p>39748</text:p>
          </table:table-cell>
          <table:table-cell office:value-type="float" office:value="100" calcext:value-type="float">
            <text:p>100</text:p>
          </table:table-cell>
          <table:table-cell office:value-type="float" office:value="397.48" calcext:value-type="float">
            <text:p>397.48</text:p>
          </table:table-cell>
          <table:table-cell office:value-type="float" office:value="317" calcext:value-type="float">
            <text:p>317</text:p>
          </table:table-cell>
          <table:table-cell office:value-type="float" office:value="520" calcext:value-type="float">
            <text:p>52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8.39" calcext:value-type="float">
            <text:p>8.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.30931" calcext:value-type="float">
            <text:p>1.30931</text:p>
          </table:table-cell>
          <table:table-cell office:value-type="float" office:value="100" calcext:value-type="float">
            <text:p>100</text:p>
          </table:table-cell>
          <table:table-cell office:value-type="float" office:value="0.0130931" calcext:value-type="float">
            <text:p>0.0130931</text:p>
          </table:table-cell>
          <table:table-cell office:value-type="float" office:value="0.00109773" calcext:value-type="float">
            <text:p>0.00109773</text:p>
          </table:table-cell>
          <table:table-cell office:value-type="float" office:value="0.322381" calcext:value-type="float">
            <text:p>0.322381</text:p>
          </table:table-cell>
          <table:table-cell office:value-type="float" office:value="45878" calcext:value-type="float">
            <text:p>45878</text:p>
          </table:table-cell>
          <table:table-cell office:value-type="float" office:value="100" calcext:value-type="float">
            <text:p>100</text:p>
          </table:table-cell>
          <table:table-cell office:value-type="float" office:value="458.78" calcext:value-type="float">
            <text:p>458.78</text:p>
          </table:table-cell>
          <table:table-cell office:value-type="float" office:value="356" calcext:value-type="float">
            <text:p>356</text:p>
          </table:table-cell>
          <table:table-cell office:value-type="float" office:value="571" calcext:value-type="float">
            <text:p>571</text:p>
          </table:table-cell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float" office:value="9.92" calcext:value-type="float">
            <text:p>9.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56" calcext:value-type="float">
            <text:p>956</text:p>
          </table:table-cell>
          <table:table-cell office:value-type="float" office:value="100" calcext:value-type="float">
            <text:p>100</text:p>
          </table:table-cell>
          <table:table-cell office:value-type="float" office:value="9.56" calcext:value-type="float">
            <text:p>9.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236904" calcext:value-type="float">
            <text:p>0.236904</text:p>
          </table:table-cell>
          <table:table-cell office:value-type="float" office:value="100" calcext:value-type="float">
            <text:p>100</text:p>
          </table:table-cell>
          <table:table-cell office:value-type="float" office:value="0.00236904" calcext:value-type="float">
            <text:p>0.00236904</text:p>
          </table:table-cell>
          <table:table-cell office:value-type="float" office:value="0.00153231" calcext:value-type="float">
            <text:p>0.00153231</text:p>
          </table:table-cell>
          <table:table-cell office:value-type="float" office:value="0.0069861" calcext:value-type="float">
            <text:p>0.0069861</text:p>
          </table:table-cell>
          <table:table-cell office:value-type="float" office:value="59080" calcext:value-type="float">
            <text:p>59080</text:p>
          </table:table-cell>
          <table:table-cell office:value-type="float" office:value="100" calcext:value-type="float">
            <text:p>100</text:p>
          </table:table-cell>
          <table:table-cell office:value-type="float" office:value="590.8" calcext:value-type="float">
            <text:p>590.8</text:p>
          </table:table-cell>
          <table:table-cell office:value-type="float" office:value="476" calcext:value-type="float">
            <text:p>476</text:p>
          </table:table-cell>
          <table:table-cell office:value-type="float" office:value="759" calcext:value-type="float">
            <text:p>759</text:p>
          </table:table-cell>
          <table:table-cell office:value-type="float" office:value="1240" calcext:value-type="float">
            <text:p>1240</text:p>
          </table:table-cell>
          <table:table-cell office:value-type="float" office:value="100" calcext:value-type="float">
            <text:p>100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27" calcext:value-type="float">
            <text:p>1227</text:p>
          </table:table-cell>
          <table:table-cell office:value-type="float" office:value="100" calcext:value-type="float">
            <text:p>100</text:p>
          </table:table-cell>
          <table:table-cell office:value-type="float" office:value="12.27" calcext:value-type="float">
            <text:p>12.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Y2:summary_5.Y10 summary_5.B2:summary_5.B10 summary_10.Y2:summary_10.Y10 summary_10.B2:summary_10.B10 summary_15.Y2:summary_15.Y10 summary_15.B2:summary_15.B10 summary_20.Y2:summary_20.Y10 summary_20.B2:summary_2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5:15:45.282585731</meta:creation-date>
    <meta:generator>LibreOffice/6.2.7.1$Linux_X86_64 LibreOffice_project/20$Build-1</meta:generator>
    <dc:date>2019-12-14T15:24:42.163880703</dc:date>
    <meta:editing-duration>PT8M56S</meta:editing-duration>
    <meta:editing-cycles>2</meta:editing-cycles>
    <meta:document-statistic meta:table-count="5" meta:cell-count="1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B2:summary_5.B10 summary_5.Y2:summary_5.Y10 summary_10.Y2:summary_10.Y10 summary_15.Y2:summary_15.Y10 summary_20.Y2:summary_20.Y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Y2:summary_5.Y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Y2:summary_10.Y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Y2:summary_15.Y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Y2:summary_20.Y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Y2:summary_5.Y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17">
                <text:p>0.017</text:p>
                <draw:g>
                  <svg:desc>summary_10.Y2:summary_10.Y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028">
                <text:p>0.028</text:p>
                <draw:g>
                  <svg:desc>summary_15.Y2:summary_15.Y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04">
                <text:p>0.04</text:p>
                <draw:g>
                  <svg:desc>summary_20.Y2:summary_20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025">
                <text:p>0.025</text:p>
              </table:table-cell>
              <table:table-cell office:value-type="float" office:value="20">
                <text:p>20</text:p>
              </table:table-cell>
              <table:table-cell office:value-type="float" office:value="0.137">
                <text:p>0.137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30">
                <text:p>30</text:p>
              </table:table-cell>
              <table:table-cell office:value-type="float" office:value="0.218">
                <text:p>0.218</text:p>
              </table:table-cell>
              <table:table-cell office:value-type="float" office:value="30">
                <text:p>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.086">
                <text:p>0.086</text:p>
              </table:table-cell>
              <table:table-cell office:value-type="float" office:value="40">
                <text:p>40</text:p>
              </table:table-cell>
              <table:table-cell office:value-type="float" office:value="0.298">
                <text:p>0.298</text:p>
              </table:table-cell>
              <table:table-cell office:value-type="float" office:value="40">
                <text:p>4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101">
                <text:p>0.101</text:p>
              </table:table-cell>
              <table:table-cell office:value-type="float" office:value="50">
                <text:p>50</text:p>
              </table:table-cell>
              <table:table-cell office:value-type="float" office:value="0.295">
                <text:p>0.295</text:p>
              </table:table-cell>
              <table:table-cell office:value-type="float" office:value="50">
                <text:p>5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.092">
                <text:p>0.092</text:p>
              </table:table-cell>
              <table:table-cell office:value-type="float" office:value="60">
                <text:p>60</text:p>
              </table:table-cell>
              <table:table-cell office:value-type="float" office:value="0.293">
                <text:p>0.293</text:p>
              </table:table-cell>
              <table:table-cell office:value-type="float" office:value="60">
                <text:p>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.056">
                <text:p>0.056</text:p>
              </table:table-cell>
              <table:table-cell office:value-type="float" office:value="70">
                <text:p>70</text:p>
              </table:table-cell>
              <table:table-cell office:value-type="float" office:value="0.256">
                <text:p>0.256</text:p>
              </table:table-cell>
              <table:table-cell office:value-type="float" office:value="70">
                <text:p>7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018">
                <text:p>0.018</text:p>
              </table:table-cell>
              <table:table-cell office:value-type="float" office:value="80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80">
                <text:p>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003">
                <text:p>0.003</text:p>
              </table:table-cell>
              <table:table-cell office:value-type="float" office:value="90">
                <text:p>90</text:p>
              </table:table-cell>
              <table:table-cell office:value-type="float" office:value="0.027">
                <text:p>0.027</text:p>
              </table:table-cell>
              <table:table-cell office:value-type="float" office:value="90">
                <text:p>9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